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лександр Гапоненко</meta:initial-creator>
    <dc:creator>Александр Гапоненко</dc:creator>
    <meta:creation-date>2019-10-13T12:33:00Z</meta:creation-date>
    <dc:date>2019-10-13T12:33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